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477.3pt"/>
    </style:style>
    <style:style style:name="co3" style:family="table-column">
      <style:table-column-properties fo:break-before="auto" style:column-width="26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-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8828067" calcext:value-type="float">
            <text:p>8828067</text:p>
          </table:table-cell>
          <table:table-cell office:value-type="string" calcext:value-type="string">
            <text:p>http://purl.obolibrary.org/obo/eco.owl#ECO_0000218</text:p>
          </table:table-cell>
          <table:table-cell office:value-type="string" calcext:value-type="string">
            <text:p>manual assertion</text:p>
          </table:table-cell>
        </table:table-row>
        <table:table-row table:style-name="ro1">
          <table:table-cell office:value-type="float" office:value="7048349" calcext:value-type="float">
            <text:p>7048349</text:p>
          </table:table-cell>
          <table:table-cell office:value-type="string" calcext:value-type="string">
            <text:p>http://www.ebi.ac.uk/efo/EFO_00027688</text:p>
          </table:table-cell>
          <table:table-cell office:value-type="string" calcext:value-type="string">
            <text:p>transcription profiling by array</text:p>
          </table:table-cell>
        </table:table-row>
        <table:table-row table:style-name="ro1">
          <table:table-cell office:value-type="float" office:value="4060081" calcext:value-type="float">
            <text:p>4060081</text:p>
          </table:table-cell>
          <table:table-cell office:value-type="string" calcext:value-type="string">
            <text:p>http://purl.obolibrary.org/obo/eco.owl#ECO_0000205</text:p>
          </table:table-cell>
          <table:table-cell office:value-type="string" calcext:value-type="string">
            <text:p>curator inference</text:p>
          </table:table-cell>
        </table:table-row>
        <table:table-row table:style-name="ro1">
          <table:table-cell office:value-type="float" office:value="3714392" calcext:value-type="float">
            <text:p>3714392</text:p>
          </table:table-cell>
          <table:table-cell office:value-type="string" calcext:value-type="string">
            <text:p>http://purl.obolibrary.org/obo/ECO_0000212</text:p>
          </table:table-cell>
          <table:table-cell office:value-type="string" calcext:value-type="string">
            <text:p>combinatorial evidence</text:p>
          </table:table-cell>
        </table:table-row>
        <table:table-row table:style-name="ro1">
          <table:table-cell office:value-type="float" office:value="3397863" calcext:value-type="float">
            <text:p>3397863</text:p>
          </table:table-cell>
          <table:table-cell office:value-type="string" calcext:value-type="string">
            <text:p>http://semanticscience.org/resource/SIO_001121</text:p>
          </table:table-cell>
          <table:table-cell office:value-type="string" calcext:value-type="string">
            <text:p>gene-disease biomarker association</text:p>
          </table:table-cell>
        </table:table-row>
        <table:table-row table:style-name="ro1">
          <table:table-cell office:value-type="float" office:value="3378254" calcext:value-type="float">
            <text:p>3378254</text:p>
          </table:table-cell>
          <table:table-cell office:value-type="string" calcext:value-type="string">
            <text:p>http://ncicb.nci.nih.gov/xml/owl/EVS/Thesaurus.owl#C16612</text:p>
          </table:table-cell>
          <table:table-cell/>
        </table:table-row>
        <table:table-row table:style-name="ro1">
          <table:table-cell office:value-type="float" office:value="3373671" calcext:value-type="float">
            <text:p>3373671</text:p>
          </table:table-cell>
          <table:table-cell office:value-type="string" calcext:value-type="string">
            <text:p>http://ncicb.nci.nih.gov/xml/owl/EVS/Thesaurus.owl#C7057</text:p>
          </table:table-cell>
          <table:table-cell/>
        </table:table-row>
        <table:table-row table:style-name="ro1">
          <table:table-cell office:value-type="float" office:value="2155497" calcext:value-type="float">
            <text:p>2155497</text:p>
          </table:table-cell>
          <table:table-cell office:value-type="string" calcext:value-type="string">
            <text:p>http://purl.obolibrary.org/obo/eco.owl#ECO_0000220</text:p>
          </table:table-cell>
          <table:table-cell office:value-type="string" calcext:value-type="string">
            <text:p>sequencing assay evidence</text:p>
          </table:table-cell>
        </table:table-row>
        <table:table-row table:style-name="ro1">
          <table:table-cell office:value-type="float" office:value="1254468" calcext:value-type="float">
            <text:p>1254468</text:p>
          </table:table-cell>
          <table:table-cell office:value-type="string" calcext:value-type="string">
            <text:p>http://www.proteinatlas.org/about/nanopubs/IHCEvidence</text:p>
          </table:table-cell>
          <table:table-cell/>
        </table:table-row>
        <table:table-row table:style-name="ro1">
          <table:table-cell office:value-type="float" office:value="1047644" calcext:value-type="float">
            <text:p>1047644</text:p>
          </table:table-cell>
          <table:table-cell office:value-type="string" calcext:value-type="string">
            <text:p>http://semanticscience.org/resource/SIO_001122</text:p>
          </table:table-cell>
          <table:table-cell office:value-type="string" calcext:value-type="string">
            <text:p>gene-disease association linked with genetic variation</text:p>
          </table:table-cell>
        </table:table-row>
        <table:table-row table:style-name="ro1">
          <table:table-cell office:value-type="float" office:value="1015886" calcext:value-type="float">
            <text:p>1015886</text:p>
          </table:table-cell>
          <table:table-cell office:value-type="string" calcext:value-type="string">
            <text:p>http://www.bioassayontology.org/bao#BAO_0000415</text:p>
          </table:table-cell>
          <table:table-cell/>
        </table:table-row>
        <table:table-row table:style-name="ro1">
          <table:table-cell office:value-type="float" office:value="945418" calcext:value-type="float">
            <text:p>945418</text:p>
          </table:table-cell>
          <table:table-cell office:value-type="string" calcext:value-type="string">
            <text:p>http://purl.obolibrary.org/obo/eco.owl#ECO_0000045</text:p>
          </table:table-cell>
          <table:table-cell office:value-type="string" calcext:value-type="string">
            <text:p>spatial pattern of protein expression evidence</text:p>
          </table:table-cell>
        </table:table-row>
        <table:table-row table:style-name="ro1">
          <table:table-cell office:value-type="float" office:value="897550" calcext:value-type="float">
            <text:p>897550</text:p>
          </table:table-cell>
          <table:table-cell office:value-type="string" calcext:value-type="string">
            <text:p>http://purl.obolibrary.org/obo/eco.owl#ECO_0000212</text:p>
          </table:table-cell>
          <table:table-cell office:value-type="string" calcext:value-type="string">
            <text:p>combinatorial evidence</text:p>
          </table:table-cell>
        </table:table-row>
        <table:table-row table:style-name="ro1">
          <table:table-cell office:value-type="float" office:value="763832" calcext:value-type="float">
            <text:p>763832</text:p>
          </table:table-cell>
          <table:table-cell office:value-type="string" calcext:value-type="string">
            <text:p>http://sadiframework.org/ontologies/GMOD/RangedSequencePosition.owl#StartPosition</text:p>
          </table:table-cell>
          <table:table-cell/>
        </table:table-row>
        <table:table-row table:style-name="ro1">
          <table:table-cell office:value-type="float" office:value="763832" calcext:value-type="float">
            <text:p>763832</text:p>
          </table:table-cell>
          <table:table-cell office:value-type="string" calcext:value-type="string">
            <text:p>http://sadiframework.org/ontologies/GMOD/RangedSequencePosition.owl#RangedSequencePosition</text:p>
          </table:table-cell>
          <table:table-cell/>
        </table:table-row>
        <table:table-row table:style-name="ro1">
          <table:table-cell office:value-type="float" office:value="763832" calcext:value-type="float">
            <text:p>763832</text:p>
          </table:table-cell>
          <table:table-cell office:value-type="string" calcext:value-type="string">
            <text:p>http://sadiframework.org/ontologies/GMOD/RangedSequencePosition.owl#EndPosition</text:p>
          </table:table-cell>
          <table:table-cell/>
        </table:table-row>
        <table:table-row table:style-name="ro1">
          <table:table-cell office:value-type="float" office:value="653639" calcext:value-type="float">
            <text:p>653639</text:p>
          </table:table-cell>
          <table:table-cell office:value-type="string" calcext:value-type="string">
            <text:p>http://www.bioassayontology.org/bao#BAO_0002095</text:p>
          </table:table-cell>
          <table:table-cell/>
        </table:table-row>
        <table:table-row table:style-name="ro1">
          <table:table-cell office:value-type="float" office:value="648722" calcext:value-type="float">
            <text:p>648722</text:p>
          </table:table-cell>
          <table:table-cell office:value-type="string" calcext:value-type="string">
            <text:p>http://purl.org/obo/owl/SO#SO_000010</text:p>
          </table:table-cell>
          <table:table-cell/>
        </table:table-row>
        <table:table-row table:style-name="ro1">
          <table:table-cell office:value-type="float" office:value="648722" calcext:value-type="float">
            <text:p>648722</text:p>
          </table:table-cell>
          <table:table-cell office:value-type="string" calcext:value-type="string">
            <text:p>http://purl.obolibrary.org/obo/eco.owl#ECO_0000200</text:p>
          </table:table-cell>
          <table:table-cell/>
        </table:table-row>
        <table:table-row table:style-name="ro1">
          <table:table-cell office:value-type="float" office:value="519111" calcext:value-type="float">
            <text:p>519111</text:p>
          </table:table-cell>
          <table:table-cell office:value-type="string" calcext:value-type="string">
            <text:p>http://purl.obolibrary.org/obo/eco.owl#ECO_0000006</text:p>
          </table:table-cell>
          <table:table-cell/>
        </table:table-row>
        <table:table-row table:style-name="ro1">
          <table:table-cell office:value-type="float" office:value="348300" calcext:value-type="float">
            <text:p>348300</text:p>
          </table:table-cell>
          <table:table-cell office:value-type="string" calcext:value-type="string">
            <text:p>http://semanticscience.org/resource/SIO_001123</text:p>
          </table:table-cell>
          <table:table-cell/>
        </table:table-row>
        <table:table-row table:style-name="ro1">
          <table:table-cell office:value-type="float" office:value="249398" calcext:value-type="float">
            <text:p>249398</text:p>
          </table:table-cell>
          <table:table-cell office:value-type="string" calcext:value-type="string">
            <text:p>http://purl.org/obo/owl/SO#SO_0000409</text:p>
          </table:table-cell>
          <table:table-cell/>
        </table:table-row>
        <table:table-row table:style-name="ro1">
          <table:table-cell office:value-type="float" office:value="196170" calcext:value-type="float">
            <text:p>196170</text:p>
          </table:table-cell>
          <table:table-cell office:value-type="string" calcext:value-type="string">
            <text:p>http://www.w3.org/ns/prov#Activity</text:p>
          </table:table-cell>
          <table:table-cell/>
        </table:table-row>
        <table:table-row table:style-name="ro1">
          <table:table-cell office:value-type="float" office:value="195460" calcext:value-type="float">
            <text:p>195460</text:p>
          </table:table-cell>
          <table:table-cell office:value-type="string" calcext:value-type="string">
            <text:p>http://liddi.stanford.edu/LIDDI_vocabulary:Drug-Drug-Interaction</text:p>
          </table:table-cell>
          <table:table-cell/>
        </table:table-row>
        <table:table-row table:style-name="ro1">
          <table:table-cell office:value-type="float" office:value="166301" calcext:value-type="float">
            <text:p>166301</text:p>
          </table:table-cell>
          <table:table-cell office:value-type="string" calcext:value-type="string">
            <text:p>http://purl.obolibrary.org/obo/eco.owl#ECO_0000104</text:p>
          </table:table-cell>
          <table:table-cell/>
        </table:table-row>
        <table:table-row table:style-name="ro1">
          <table:table-cell office:value-type="float" office:value="158589" calcext:value-type="float">
            <text:p>158589</text:p>
          </table:table-cell>
          <table:table-cell office:value-type="string" calcext:value-type="string">
            <text:p>http://purl.obolibrary.org/obo/ECO_0000205</text:p>
          </table:table-cell>
          <table:table-cell/>
        </table:table-row>
        <table:table-row table:style-name="ro1">
          <table:table-cell office:value-type="float" office:value="156028" calcext:value-type="float">
            <text:p>156028</text:p>
          </table:table-cell>
          <table:table-cell office:value-type="string" calcext:value-type="string">
            <text:p>http://purl.org/nanopub/x/UnderspecifiedAssertion</text:p>
          </table:table-cell>
          <table:table-cell/>
        </table:table-row>
        <table:table-row table:style-name="ro1">
          <table:table-cell office:value-type="float" office:value="129430" calcext:value-type="float">
            <text:p>129430</text:p>
          </table:table-cell>
          <table:table-cell office:value-type="string" calcext:value-type="string">
            <text:p>http://www.w3.org/1999/02/22-rdf-syntax-ns#Statement</text:p>
          </table:table-cell>
          <table:table-cell/>
        </table:table-row>
        <table:table-row table:style-name="ro1">
          <table:table-cell office:value-type="float" office:value="117915" calcext:value-type="float">
            <text:p>117915</text:p>
          </table:table-cell>
          <table:table-cell office:value-type="string" calcext:value-type="string">
            <text:p>http://www.ebi.ac.uk/chebi/searchId.do?chebiId=CHEBI_36080</text:p>
          </table:table-cell>
          <table:table-cell/>
        </table:table-row>
        <table:table-row table:style-name="ro1">
          <table:table-cell office:value-type="float" office:value="110193" calcext:value-type="float">
            <text:p>110193</text:p>
          </table:table-cell>
          <table:table-cell office:value-type="string" calcext:value-type="string">
            <text:p>http://purl.org/obo/owl/SO#SO_0001089</text:p>
          </table:table-cell>
          <table:table-cell/>
        </table:table-row>
        <table:table-row table:style-name="ro1">
          <table:table-cell office:value-type="float" office:value="110043" calcext:value-type="float">
            <text:p>110043</text:p>
          </table:table-cell>
          <table:table-cell office:value-type="string" calcext:value-type="string">
            <text:p>http://www.variationontology.org/cgi-bin/amivario/term-details.cgi?term=VariO:0024</text:p>
          </table:table-cell>
          <table:table-cell/>
        </table:table-row>
        <table:table-row table:style-name="ro1">
          <table:table-cell office:value-type="float" office:value="110043" calcext:value-type="float">
            <text:p>110043</text:p>
          </table:table-cell>
          <table:table-cell office:value-type="string" calcext:value-type="string">
            <text:p>http://id.loc.gov/authorities/subjects/sh88005292</text:p>
          </table:table-cell>
          <table:table-cell/>
        </table:table-row>
        <table:table-row table:style-name="ro1">
          <table:table-cell office:value-type="float" office:value="100667" calcext:value-type="float">
            <text:p>100667</text:p>
          </table:table-cell>
          <table:table-cell office:value-type="string" calcext:value-type="string">
            <text:p>http://purl.obolibrary.org/obo/eco.owl#ECO_0000202</text:p>
          </table:table-cell>
          <table:table-cell/>
        </table:table-row>
        <table:table-row table:style-name="ro1">
          <table:table-cell office:value-type="float" office:value="81271" calcext:value-type="float">
            <text:p>81271</text:p>
          </table:table-cell>
          <table:table-cell office:value-type="string" calcext:value-type="string">
            <text:p>http://purl.org/obo/owl/SO#SO_0001085</text:p>
          </table:table-cell>
          <table:table-cell/>
        </table:table-row>
        <table:table-row table:style-name="ro1">
          <table:table-cell office:value-type="float" office:value="79504" calcext:value-type="float">
            <text:p>79504</text:p>
          </table:table-cell>
          <table:table-cell office:value-type="string" calcext:value-type="string">
            <text:p>http://purl.obolibrary.org/obo/GO_0044419</text:p>
          </table:table-cell>
          <table:table-cell/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http://vocabularies.wikipathways.org/wp#Complex</text:p>
          </table:table-cell>
          <table:table-cell/>
        </table:table-row>
        <table:table-row table:style-name="ro1">
          <table:table-cell office:value-type="float" office:value="50376" calcext:value-type="float">
            <text:p>50376</text:p>
          </table:table-cell>
          <table:table-cell office:value-type="string" calcext:value-type="string">
            <text:p>http://www.ebi.ac.uk/chebi/searchId.do?chebiId=CHEBI_33697</text:p>
          </table:table-cell>
          <table:table-cell/>
        </table:table-row>
        <table:table-row table:style-name="ro1">
          <table:table-cell office:value-type="float" office:value="48029" calcext:value-type="float">
            <text:p>48029</text:p>
          </table:table-cell>
          <table:table-cell office:value-type="string" calcext:value-type="string">
            <text:p>http://vocabularies.wikipathways.org/wp#Metabolite</text:p>
          </table:table-cell>
          <table:table-cell/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string" calcext:value-type="string">
            <text:p>http://purl.org/obo/owl/SO#SO_0001148</text:p>
          </table:table-cell>
          <table:table-cell/>
        </table:table-row>
        <table:table-row table:style-name="ro1">
          <table:table-cell office:value-type="float" office:value="42712" calcext:value-type="float">
            <text:p>42712</text:p>
          </table:table-cell>
          <table:table-cell office:value-type="string" calcext:value-type="string">
            <text:p>http://purl.org/obo/owl/SO#SO_0000104</text:p>
          </table:table-cell>
          <table:table-cell/>
        </table:table-row>
        <table:table-row table:style-name="ro1">
          <table:table-cell office:value-type="float" office:value="41586" calcext:value-type="float">
            <text:p>41586</text:p>
          </table:table-cell>
          <table:table-cell office:value-type="string" calcext:value-type="string">
            <text:p>http://purl.org/obo/owl/SO#SO_0000417</text:p>
          </table:table-cell>
          <table:table-cell/>
        </table:table-row>
        <table:table-row table:style-name="ro1">
          <table:table-cell office:value-type="float" office:value="40760" calcext:value-type="float">
            <text:p>40760</text:p>
          </table:table-cell>
          <table:table-cell office:value-type="string" calcext:value-type="string">
            <text:p>http://purl.obolibrary.org/obo/caloha.obo#TS-2096</text:p>
          </table:table-cell>
          <table:table-cell/>
        </table:table-row>
        <table:table-row table:style-name="ro1">
          <table:table-cell office:value-type="float" office:value="37761" calcext:value-type="float">
            <text:p>37761</text:p>
          </table:table-cell>
          <table:table-cell office:value-type="string" calcext:value-type="string">
            <text:p>http://purl.org/obo/owl/SO#SO_0001077</text:p>
          </table:table-cell>
          <table:table-cell/>
        </table:table-row>
        <table:table-row table:style-name="ro1">
          <table:table-cell office:value-type="float" office:value="37220" calcext:value-type="float">
            <text:p>37220</text:p>
          </table:table-cell>
          <table:table-cell office:value-type="string" calcext:value-type="string">
            <text:p>http://vocabularies.wikipathways.org/wp#Interaction</text:p>
          </table:table-cell>
          <table:table-cell/>
        </table:table-row>
        <table:table-row table:style-name="ro1">
          <table:table-cell office:value-type="float" office:value="31808" calcext:value-type="float">
            <text:p>31808</text:p>
          </table:table-cell>
          <table:table-cell office:value-type="string" calcext:value-type="string">
            <text:p>http://purl.org/obo/owl/SO#SO_0001068</text:p>
          </table:table-cell>
          <table:table-cell/>
        </table:table-row>
        <table:table-row table:style-name="ro1">
          <table:table-cell office:value-type="float" office:value="30197" calcext:value-type="float">
            <text:p>30197</text:p>
          </table:table-cell>
          <table:table-cell office:value-type="string" calcext:value-type="string">
            <text:p>http://purl.obolibrary.org/obo/ECO_0000266</text:p>
          </table:table-cell>
          <table:table-cell/>
        </table:table-row>
        <table:table-row table:style-name="ro1">
          <table:table-cell office:value-type="float" office:value="29929" calcext:value-type="float">
            <text:p>29929</text:p>
          </table:table-cell>
          <table:table-cell office:value-type="string" calcext:value-type="string">
            <text:p>http://purl.org/obo/owl/SO#SO_0001070</text:p>
          </table:table-cell>
          <table:table-cell/>
        </table:table-row>
        <table:table-row table:style-name="ro1">
          <table:table-cell office:value-type="float" office:value="28792" calcext:value-type="float">
            <text:p>28792</text:p>
          </table:table-cell>
          <table:table-cell office:value-type="string" calcext:value-type="string">
            <text:p>http://purl.obolibrary.org/obo/eco.owl#ECO_0000044</text:p>
          </table:table-cell>
          <table:table-cell/>
        </table:table-row>
        <table:table-row table:style-name="ro1">
          <table:table-cell office:value-type="float" office:value="27020" calcext:value-type="float">
            <text:p>27020</text:p>
          </table:table-cell>
          <table:table-cell office:value-type="string" calcext:value-type="string">
            <text:p>http://vocabularies.wikipathways.org/wp#Protein</text:p>
          </table:table-cell>
          <table:table-cell/>
        </table:table-row>
        <table:table-row table:style-name="ro1">
          <table:table-cell office:value-type="float" office:value="26394" calcext:value-type="float">
            <text:p>26394</text:p>
          </table:table-cell>
          <table:table-cell office:value-type="string" calcext:value-type="string">
            <text:p>http://amigo.geneontology.org/amigo/term/GO:0016301</text:p>
          </table:table-cell>
          <table:table-cell office:value-type="string" calcext:value-type="string">
            <text:p>kinase activity</text:p>
          </table:table-cell>
        </table:table-row>
        <table:table-row table:style-name="ro1">
          <table:table-cell office:value-type="float" office:value="21472" calcext:value-type="float">
            <text:p>21472</text:p>
          </table:table-cell>
          <table:table-cell office:value-type="string" calcext:value-type="string">
            <text:p>http://amigo.geneontology.org/amigo/term/GO:0042789</text:p>
          </table:table-cell>
          <table:table-cell office:value-type="string" calcext:value-type="string">
            <text:p>mRNA transcription by RNA polymerase II</text:p>
          </table:table-cell>
        </table:table-row>
        <table:table-row table:style-name="ro1">
          <table:table-cell office:value-type="float" office:value="21090" calcext:value-type="float">
            <text:p>21090</text:p>
          </table:table-cell>
          <table:table-cell office:value-type="string" calcext:value-type="string">
            <text:p>http://purl.obolibrary.org/obo/caloha.obo#TS-1248</text:p>
          </table:table-cell>
          <table:table-cell/>
        </table:table-row>
        <table:table-row table:style-name="ro1">
          <table:table-cell office:value-type="float" office:value="20949" calcext:value-type="float">
            <text:p>20949</text:p>
          </table:table-cell>
          <table:table-cell office:value-type="string" calcext:value-type="string">
            <text:p>http://semanticscience.org/resource/SIO_000983</text:p>
          </table:table-cell>
          <table:table-cell/>
        </table:table-row>
        <table:table-row table:style-name="ro1">
          <table:table-cell office:value-type="float" office:value="20855" calcext:value-type="float">
            <text:p>20855</text:p>
          </table:table-cell>
          <table:table-cell office:value-type="string" calcext:value-type="string">
            <text:p>http://purl.obolibrary.org/obo/caloha.obo#TS-1279</text:p>
          </table:table-cell>
          <table:table-cell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http://purl.org/obo/owl/SO#SO_0000839</text:p>
          </table:table-cell>
          <table:table-cell/>
        </table:table-row>
        <table:table-row table:style-name="ro1">
          <table:table-cell office:value-type="float" office:value="19678" calcext:value-type="float">
            <text:p>19678</text:p>
          </table:table-cell>
          <table:table-cell office:value-type="string" calcext:value-type="string">
            <text:p>http://purl.obolibrary.org/obo/caloha.obo#TS-0500</text:p>
          </table:table-cell>
          <table:table-cell/>
        </table:table-row>
        <table:table-row table:style-name="ro1">
          <table:table-cell office:value-type="float" office:value="19159" calcext:value-type="float">
            <text:p>19159</text:p>
          </table:table-cell>
          <table:table-cell office:value-type="string" calcext:value-type="string">
            <text:p>http://purl.obolibrary.org/obo/caloha.obo#TS-2172</text:p>
          </table:table-cell>
          <table:table-cell/>
        </table:table-row>
        <table:table-row table:style-name="ro1">
          <table:table-cell office:value-type="float" office:value="19127" calcext:value-type="float">
            <text:p>19127</text:p>
          </table:table-cell>
          <table:table-cell office:value-type="string" calcext:value-type="string">
            <text:p>http://purl.obolibrary.org/obo/caloha.obo#TS-2171</text:p>
          </table:table-cell>
          <table:table-cell/>
        </table:table-row>
        <table:table-row table:style-name="ro1">
          <table:table-cell office:value-type="float" office:value="18202" calcext:value-type="float">
            <text:p>18202</text:p>
          </table:table-cell>
          <table:table-cell office:value-type="string" calcext:value-type="string">
            <text:p>http://purl.obolibrary.org/obo/caloha.obo#TS-1284</text:p>
          </table:table-cell>
          <table:table-cell/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string" calcext:value-type="string">
            <text:p>http://purl.obolibrary.org/obo/caloha.obo#TS-2176</text:p>
          </table:table-cell>
          <table:table-cell/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string" calcext:value-type="string">
            <text:p>http://purl.obolibrary.org/obo/caloha.obo#TS-2174</text:p>
          </table:table-cell>
          <table:table-cell/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string" calcext:value-type="string">
            <text:p>http://purl.obolibrary.org/obo/caloha.obo#TS-1266</text:p>
          </table:table-cell>
          <table:table-cell/>
        </table:table-row>
        <table:table-row table:style-name="ro1">
          <table:table-cell office:value-type="float" office:value="15878" calcext:value-type="float">
            <text:p>15878</text:p>
          </table:table-cell>
          <table:table-cell office:value-type="string" calcext:value-type="string">
            <text:p>http://purl.org/obo/owl/SO#SO_0001971</text:p>
          </table:table-cell>
          <table:table-cell/>
        </table:table-row>
        <table:table-row table:style-name="ro1">
          <table:table-cell office:value-type="float" office:value="15497" calcext:value-type="float">
            <text:p>15497</text:p>
          </table:table-cell>
          <table:table-cell office:value-type="string" calcext:value-type="string">
            <text:p>http://vocabularies.wikipathways.org/wp#GeneProduct</text:p>
          </table:table-cell>
          <table:table-cell/>
        </table:table-row>
        <table:table-row table:style-name="ro1">
          <table:table-cell office:value-type="float" office:value="15107" calcext:value-type="float">
            <text:p>15107</text:p>
          </table:table-cell>
          <table:table-cell office:value-type="string" calcext:value-type="string">
            <text:p>http://bio2rdf.org/drugbank_vocabulary:Target-Relation</text:p>
          </table:table-cell>
          <table:table-cell/>
        </table:table-row>
        <table:table-row table:style-name="ro1">
          <table:table-cell office:value-type="float" office:value="14944" calcext:value-type="float">
            <text:p>14944</text:p>
          </table:table-cell>
          <table:table-cell office:value-type="string" calcext:value-type="string">
            <text:p>http://www.ebi.ac.uk/ontology-lookup/?termId=MOD:00000</text:p>
          </table:table-cell>
          <table:table-cell/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string" calcext:value-type="string">
            <text:p>http://purl.org/obo/owl/SO#SO_0001066</text:p>
          </table:table-cell>
          <table:table-cell/>
        </table:table-row>
        <table:table-row table:style-name="ro1">
          <table:table-cell office:value-type="float" office:value="14866" calcext:value-type="float">
            <text:p>14866</text:p>
          </table:table-cell>
          <table:table-cell office:value-type="string" calcext:value-type="string">
            <text:p>http://amigo.geneontology.org/amigo/term/GO:0043234</text:p>
          </table:table-cell>
          <table:table-cell office:value-type="string" calcext:value-type="string">
            <text:p>protein complex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string" calcext:value-type="string">
            <text:p>http://purl.org/nanopub/x/IndexAssertion</text:p>
          </table:table-cell>
          <table:table-cell/>
        </table:table-row>
        <table:table-row table:style-name="ro1">
          <table:table-cell office:value-type="float" office:value="14578" calcext:value-type="float">
            <text:p>14578</text:p>
          </table:table-cell>
          <table:table-cell office:value-type="string" calcext:value-type="string">
            <text:p>http://purl.obolibrary.org/obo/caloha.obo#TS-2168</text:p>
          </table:table-cell>
          <table:table-cell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string" calcext:value-type="string">
            <text:p>http://purl.obolibrary.org/obo/caloha.obo#TS-1262</text:p>
          </table:table-cell>
          <table:table-cell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string" calcext:value-type="string">
            <text:p>http://purl.obolibrary.org/obo/caloha.obo#TS-1242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2407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2159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2031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1275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0440</text:p>
          </table:table-cell>
          <table:table-cell/>
        </table:table-row>
        <table:table-row table:style-name="ro1">
          <table:table-cell office:value-type="float" office:value="14576" calcext:value-type="float">
            <text:p>14576</text:p>
          </table:table-cell>
          <table:table-cell office:value-type="string" calcext:value-type="string">
            <text:p>http://purl.obolibrary.org/obo/caloha.obo#TS-0115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263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239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150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070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1030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0454</text:p>
          </table:table-cell>
          <table:table-cell/>
        </table:table-row>
        <table:table-row table:style-name="ro1">
          <table:table-cell office:value-type="float" office:value="14575" calcext:value-type="float">
            <text:p>14575</text:p>
          </table:table-cell>
          <table:table-cell office:value-type="string" calcext:value-type="string">
            <text:p>http://purl.obolibrary.org/obo/caloha.obo#TS-0452</text:p>
          </table:table-cell>
          <table:table-cell/>
        </table:table-row>
        <table:table-row table:style-name="ro1">
          <table:table-cell office:value-type="float" office:value="14574" calcext:value-type="float">
            <text:p>14574</text:p>
          </table:table-cell>
          <table:table-cell office:value-type="string" calcext:value-type="string">
            <text:p>http://purl.obolibrary.org/obo/caloha.obo#TS-1280</text:p>
          </table:table-cell>
          <table:table-cell/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string" calcext:value-type="string">
            <text:p>http://purl.obolibrary.org/obo/caloha.obo#TS-2166</text:p>
          </table:table-cell>
          <table:table-cell/>
        </table:table-row>
        <table:table-row table:style-name="ro1">
          <table:table-cell office:value-type="float" office:value="14571" calcext:value-type="float">
            <text:p>14571</text:p>
          </table:table-cell>
          <table:table-cell office:value-type="string" calcext:value-type="string">
            <text:p>http://purl.obolibrary.org/obo/caloha.obo#TS-1256</text:p>
          </table:table-cell>
          <table:table-cell/>
        </table:table-row>
        <table:table-row table:style-name="ro1">
          <table:table-cell office:value-type="float" office:value="14570" calcext:value-type="float">
            <text:p>14570</text:p>
          </table:table-cell>
          <table:table-cell office:value-type="string" calcext:value-type="string">
            <text:p>http://purl.obolibrary.org/obo/caloha.obo#TS-1259</text:p>
          </table:table-cell>
          <table:table-cell/>
        </table:table-row>
        <table:table-row table:style-name="ro1">
          <table:table-cell office:value-type="float" office:value="14569" calcext:value-type="float">
            <text:p>14569</text:p>
          </table:table-cell>
          <table:table-cell office:value-type="string" calcext:value-type="string">
            <text:p>http://purl.obolibrary.org/obo/caloha.obo#TS-1286</text:p>
          </table:table-cell>
          <table:table-cell/>
        </table:table-row>
        <table:table-row table:style-name="ro1">
          <table:table-cell office:value-type="float" office:value="14568" calcext:value-type="float">
            <text:p>14568</text:p>
          </table:table-cell>
          <table:table-cell office:value-type="string" calcext:value-type="string">
            <text:p>http://purl.obolibrary.org/obo/caloha.obo#TS-1277</text:p>
          </table:table-cell>
          <table:table-cell/>
        </table:table-row>
        <table:table-row table:style-name="ro1">
          <table:table-cell office:value-type="float" office:value="14567" calcext:value-type="float">
            <text:p>14567</text:p>
          </table:table-cell>
          <table:table-cell office:value-type="string" calcext:value-type="string">
            <text:p>http://purl.obolibrary.org/obo/caloha.obo#TS-2158</text:p>
          </table:table-cell>
          <table:table-cell/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http://purl.obolibrary.org/obo/caloha.obo#TS-2372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http://purl.obolibrary.org/obo/caloha.obo#TS-0862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http://purl.obolibrary.org/obo/caloha.obo#TS-0576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http://purl.obolibrary.org/obo/caloha.obo#TS-0030</text:p>
          </table:table-cell>
          <table:table-cell/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http://purl.obolibrary.org/obo/caloha.obo#TS-1257</text:p>
          </table:table-cell>
          <table:table-cell/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http://purl.obolibrary.org/obo/caloha.obo#TS-2177</text:p>
          </table:table-cell>
          <table:table-cell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http://purl.obolibrary.org/obo/caloha.obo#TS-1282</text:p>
          </table:table-cell>
          <table:table-cell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http://purl.obolibrary.org/obo/caloha.obo#TS-12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14:00:40.211652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08T14:18:10.531946988</dc:date>
    <dc:creator>Tobias Kuhn</dc:creator>
    <meta:editing-duration>PT11M30S</meta:editing-duration>
    <meta:editing-cycles>3</meta:editing-cycles>
    <meta:document-statistic meta:table-count="1" meta:cell-count="212" meta:object-count="0"/>
  </office:meta>
</office:document-meta>
</file>